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9613" officeooo:paragraph-rsid="001396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9:37:49.516000000</meta:creation-date>
    <dc:date>2019-05-16T19:38:56.679000000</dc:date>
    <meta:editing-duration>PT1M8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2.0.3$Windows_X86_64 LibreOffice_project/98c6a8a1c6c7b144ce3cc729e34964b47ce25d62</meta:generator>
  </office:meta>
</office:document-meta>
</file>